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EndpointReferen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ndpointReferenc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EndpointReference.to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EndpointReference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ndpointReference.MyEndpointReference( Ode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